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 style:list-style-name="WWNum8"/>
    <style:style style:name="P2" style:family="paragraph" style:parent-style-name="Text_20_body" style:list-style-name="WWNum7"/>
    <style:style style:name="P3" style:family="paragraph" style:parent-style-name="Text_20_body" style:list-style-name="WWNum9"/>
    <style:style style:name="P4" style:family="paragraph" style:parent-style-name="Heading_20_6" style:list-style-name="WWNum2"/>
    <style:style style:name="P5" style:family="paragraph" style:parent-style-name="Heading_20_6" style:list-style-name="WWNum1"/>
    <style:style style:name="P6" style:family="paragraph" style:parent-style-name="Heading_20_1" style:list-style-name="WWNum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5490810" text:style-name="WWNum1">
        <text:list-item>
          <text:h text:style-name="P6" text:outline-level="1">Development Process during Maintenance:</text:h>
        </text:list-item>
      </text:list>
      <text:p text:style-name="Text_20_body">abcdefghijklmno</text:p>
      <text:list xml:id="list1515322684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4" text:outline-level="6"><text:bookmark-start text:name="__RefHeading__225_1285359945"/>Git branching model:<text:bookmark-end text:name="__RefHeading__225_1285359945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Reference: <text:a xlink:type="simple" xlink:href="http://nvie.com/posts/a-successful-git-branching-model/"><text:span text:style-name="Internet_20_link">http://nvie.com/posts/a-successful-git-branching-model/</text:span></text:a></text:p>
      <text:p text:style-name="Text_20_body"/>
      <text:p text:style-name="Text_20_body">The central repository holds two main branches with an infinite lifetime:</text:p>
      <text:list xml:id="list1057446168" text:style-name="WWNum7">
        <text:list-item>
          <text:p text:style-name="P2">develop</text:p>
        </text:list-item>
        <text:list-item>
          <text:p text:style-name="P2">master</text:p>
        </text:list-item>
      </text:list>
      <text:p text:style-name="Standard"/>
      <text:p text:style-name="Standard">For every new feature a separate branch will be created. The lifespan of this branch will be the feature development time. e.g “forum” branch for the discussion forum feature.</text:p>
      <text:p text:style-name="Standard"/>
      <text:list xml:id="list1889000998" text:continue-list="list1955490810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5" text:outline-level="6"><text:bookmark-start text:name="__RefHeading__307_1106261662"/>Developing a new feature:<text:bookmark-end text:name="__RefHeading__307_1106261662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Development of a new feature will be done by the development team.</text:p>
      <text:p text:style-name="Standard"/>
      <text:p text:style-name="Standard">An example of a new feature is the “Discussion Forum” section of the web site.</text:p>
      <text:p text:style-name="Standard"/>
      <text:list xml:id="list1337858993" text:style-name="WWNum8">
        <text:list-item>
          <text:p text:style-name="P1">Development will happen on the development team's own server</text:p>
        </text:list-item>
        <text:list-item>
          <text:p text:style-name="P1">The development team will work on the “forum” feature branch of the git repository. Srijan will manage the Git repository.</text:p>
        </text:list-item>
        <text:list-item>
          <text:p text:style-name="P1">After the development of the feature is complete the dev team will give a demo of the feature on their development server.</text:p>
        </text:list-item>
        <text:list-item>
          <text:p text:style-name="P1">The clients will then do a round of UAT.</text:p>
        </text:list-item>
        <text:list-item>
          <text:p text:style-name="P1">The feature is not merged into the develop branch until the clients accept all the stories.</text:p>
        </text:list-item>
      </text:list>
      <text:list xml:id="list271720400" text:continue-list="list1889000998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5" text:outline-level="6"><text:bookmark-start text:name="__RefHeading__309_1106261662"/>Merging the feature into the <text:bookmark-start text:name="__DdeLink__229_1285359945"/>main<text:bookmark-end text:name="__DdeLink__229_1285359945"/>tenance branch:<text:bookmark-end text:name="__RefHeading__309_1106261662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51378000" text:style-name="WWNum9">
        <text:list-item>
          <text:p text:style-name="P3">Once the feature is ready to be merged, Srijan will merge the “forum” branch into the “develop” branch.</text:p>
        </text:list-item>
        <text:list-item>
          <text:p text:style-name="P3">Srijan will provide the development team, access to the staging server.</text:p>
        </text:list-item>
        <text:list-item>
          <text:p text:style-name="P3">Development team will then make the necessary database changes and the configuration changes on the staging server.</text:p>
        </text:list-item>
        <text:list-item>
          <text:p text:style-name="P3">The development team will again give a demo to ensure that the integration of the new feature has not broken any existing section of the web site.</text:p>
        </text:list-item>
        <text:list-item>
          <text:p text:style-name="P3">Srijan's QA team will do a round of testing on the staging server.</text:p>
        </text:list-item>
        <text:list-item>
          <text:p text:style-name="P3">After the QA team closes all the stories the feature will be then deployed on the live server.</text:p>
        </text:list-item>
        <text:list-item>
          <text:p text:style-name="P3">Again, Srijan will merge the code and provide the development team, access to the live server.</text:p>
        </text:list-item>
        <text:list-item>
          <text:p text:style-name="P3"><text:soft-page-break/>Development team will make the database changes on the live ser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1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24:55</meta:creation-date>
    <dc:date>2012-12-01T21:45:45</dc:date>
    <meta:editing-duration>P0D</meta:editing-duration>
    <meta:editing-cycles>3</meta:editing-cycles>
    <meta:generator>LibreOffice/3.5$Linux_x86 LibreOffice_project/350m1$Build-2</meta:generator>
    <dc:creator>Prabhu Singh</dc:creator>
    <meta:document-statistic meta:table-count="0" meta:image-count="0" meta:object-count="0" meta:page-count="2" meta:paragraph-count="25" meta:word-count="312" meta:character-count="1813" meta:non-whitespace-character-count="1554"/>
  </office:meta>
</office:document-meta>
</file>